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sup>
                    <mi>x</mi>
                    <mrow>
                      <mi mathvariant="italic">ed</mi>
                    </mrow>
                  </msup>
                  <mo stretchy="false">−</mo>
                  <mi>x</mi>
                </mrow>
                <mo stretchy="false">=</mo>
                <mrow>
                  <msup>
                    <mi>x</mi>
                    <mrow>
                      <mrow>
                        <mn>1</mn>
                        <mo stretchy="false">+</mo>
                        <mrow>
                          <mi>k</mi>
                          <mo stretchy="false">∗</mo>
                          <mrow>
                            <mo stretchy="false">(</mo>
                            <mrow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row>
                        <mo stretchy="false">(</mo>
                        <mrow>
                          <mrow>
                            <mi>q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sup>
                  <mo stretchy="false">−</mo>
                  <mi>x</mi>
                </mrow>
              </mrow>
              <mo stretchy="false">=</mo>
              <mrow>
                <mi>x</mi>
                <mo stretchy="false">∗</mo>
                <mrow>
                  <mo stretchy="false">(</mo>
                  <mrow>
                    <mrow>
                      <msup>
                        <mi>x</mi>
                        <mrow>
                          <mrow>
                            <mrow>
                              <mi>k</mi>
                              <mo stretchy="false">∗</mo>
                              <mrow>
                                <mo stretchy="false">(</mo>
                                <mrow>
                                  <mrow>
                                    <mi>p</mi>
                                    <mo stretchy="false">−</mo>
                                    <mn>1</mn>
                                  </mrow>
                                </mrow>
                                <mo stretchy="false">)</mo>
                              </mrow>
                            </mrow>
                            <mo stretchy="false">∗</mo>
                            <mrow>
                              <mo stretchy="false">(</mo>
                              <mrow>
                                <mrow>
                                  <mi>q</mi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</mrow>
                      </msup>
                      <mo stretchy="false">−</mo>
                      <mn>1</mn>
                    </mrow>
                  </mrow>
                  <mo stretchy="false">)</mo>
                </mrow>
              </mrow>
            </mrow>
            <mo stretchy="false">→</mo>
          </mrow>
        </mtd>
      </mtr>
      <mtr>
        <mtd>
          <mrow>
            <mrow>
              <mrow>
                <mrow>
                  <mrow>
                    <msup>
                      <mi>x</mi>
                      <mrow>
                        <mi mathvariant="italic">ed</mi>
                      </mrow>
                    </msup>
                    <mo stretchy="false">−</mo>
                    <mi>x</mi>
                  </mrow>
                  <mo stretchy="false">=</mo>
                  <mrow>
                    <mi>x</mi>
                    <mo stretchy="false">∗</mo>
                    <mrow>
                      <mo stretchy="false">(</mo>
                      <mrow>
                        <mrow>
                          <msup>
                            <mrow>
                              <mo stretchy="false">(</mo>
                              <mrow>
                                <msup>
                                  <mi>x</mi>
                                  <mrow>
                                    <mrow>
                                      <mi>k</mi>
                                      <mo stretchy="false">∗</mo>
                                      <mrow>
                                        <mo stretchy="false">(</mo>
                                        <mrow>
                                          <mrow>
                                            <mi>q</mi>
                                            <mo stretchy="false">−</mo>
                                            <mn>1</mn>
                                          </mrow>
                                        </mrow>
                                        <mo stretchy="false">)</mo>
                                      </mrow>
                                    </mrow>
                                  </mrow>
                                </msup>
                              </mrow>
                              <mo stretchy="false">)</mo>
                            </mrow>
                            <mrow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sup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  <mo stretchy="false">=</mo>
                <mrow>
                  <mi>x</mi>
                  <mo stretchy="false">∗</mo>
                  <mrow>
                    <mo stretchy="false">(</mo>
                    <mrow>
                      <mrow>
                        <mrow>
                          <mn>1</mn>
                          <mo stretchy="false">+</mo>
                          <mrow>
                            <mi>m</mi>
                            <mo stretchy="false">∗</mo>
                            <mi>p</mi>
                          </mrow>
                        </mrow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  <mo stretchy="false">≡</mo>
              <mn>0</mn>
            </mrow>
            <mrow>
              <mo stretchy="false">(</mo>
              <mrow>
                <mi mathvariant="italic">mod</mi>
                <mi>p</mi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sup>
                      <mi>x</mi>
                      <mrow>
                        <mi mathvariant="italic">ed</mi>
                      </mrow>
                    </msup>
                    <mo stretchy="false">−</mo>
                    <mi>x</mi>
                  </mrow>
                  <mo stretchy="false">=</mo>
                  <mrow>
                    <mi>x</mi>
                    <mo stretchy="false">∗</mo>
                    <mrow>
                      <mo stretchy="false">(</mo>
                      <mrow>
                        <mrow>
                          <msup>
                            <mrow>
                              <mo stretchy="false">(</mo>
                              <mrow>
                                <msup>
                                  <mi>x</mi>
                                  <mrow>
                                    <mrow>
                                      <mi>k</mi>
                                      <mo stretchy="false">∗</mo>
                                      <mrow>
                                        <mo stretchy="false">(</mo>
                                        <mrow>
                                          <mrow>
                                            <mi>p</mi>
                                            <mo stretchy="false">−</mo>
                                            <mn>1</mn>
                                          </mrow>
                                        </mrow>
                                        <mo stretchy="false">)</mo>
                                      </mrow>
                                    </mrow>
                                  </mrow>
                                </msup>
                              </mrow>
                              <mo stretchy="false">)</mo>
                            </mrow>
                            <mrow>
                              <mrow>
                                <mi>q</mi>
                                <mo stretchy="false">−</mo>
                                <mn>1</mn>
                              </mrow>
                            </mrow>
                          </msup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  <mo stretchy="false">=</mo>
                <mrow>
                  <mi>x</mi>
                  <mo stretchy="false">∗</mo>
                  <mrow>
                    <mo stretchy="false">(</mo>
                    <mrow>
                      <mrow>
                        <mrow>
                          <mn>1</mn>
                          <mo stretchy="false">+</mo>
                          <mrow>
                            <mi>n</mi>
                            <mo stretchy="false">∗</mo>
                            <mi>q</mi>
                          </mrow>
                        </mrow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  <mo stretchy="false">≡</mo>
              <mn>0</mn>
            </mrow>
            <mrow>
              <mo stretchy="false">(</mo>
              <mrow>
                <mi mathvariant="italic">mod</mi>
                <mi>n</mi>
              </mrow>
              <mo stretchy="false">)</mo>
            </mrow>
          </mrow>
        </mtd>
      </mtr>
      <mtr>
        <mtd>
          <mrow>
            <mo stretchy="false">→</mo>
          </mrow>
        </mtd>
      </mtr>
      <mtr>
        <mtd>
          <mrow>
            <mrow>
              <mrow>
                <msup>
                  <mi>x</mi>
                  <mrow>
                    <mi mathvariant="italic">ed</mi>
                  </mrow>
                </msup>
                <mo stretchy="false">−</mo>
                <mi>x</mi>
              </mrow>
              <mo stretchy="false">≡</mo>
              <mn>0</mn>
            </mrow>
            <mrow>
              <mo stretchy="false">(</mo>
              <mrow>
                <mi mathvariant="italic">mod</mi>
                <mi mathvariant="italic">pn</mi>
              </mrow>
              <mo stretchy="false">)</mo>
            </mrow>
            <mo stretchy="false">→</mo>
            <mrow>
              <msup>
                <mrow>
                  <mo stretchy="false">(</mo>
                  <mrow>
                    <msup>
                      <mi>x</mi>
                      <mi>e</mi>
                    </msup>
                  </mrow>
                  <mo stretchy="false">)</mo>
                </mrow>
                <mi>d</mi>
              </msup>
              <mo stretchy="false">≡</mo>
              <mi>x</mi>
            </mrow>
            <mrow>
              <mo stretchy="false">(</mo>
              <mrow>
                <mi mathvariant="italic">mod</mi>
                <mi>N</mi>
              </mrow>
              <mo stretchy="false">)</mo>
            </mrow>
          </mrow>
        </mtd>
      </mtr>
    </mtable>
    <annotation encoding="StarMath 5.0">x^{ed}-x = x^{1+k*(p-1)(q-1)} - x = x*(x^{k*(p-1)*(q-1)} - 1) rightarrow
newline
x^{ed}-x = x*((x^{k*(q-1)})^{p-1} - 1) = x * (1 + m*p - 1) equiv 0 (mod p)
newline
x^{ed}-x = x*((x^{k*(p-1)})^{q-1} - 1) = x * (1 + n*q - 1) equiv 0 (mod n)
newline
rightarrow
newline
x^{ed} - x equiv 0 (mod pn)
rightarrow
(x^e)^d equiv x (mod N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8:16:17.54</meta:creation-date>
    <meta:generator>OpenOffice/4.1.2$Win32 OpenOffice.org_project/412m3$Build-9782</meta:generator>
  </office:meta>
</office:document-meta>
</file>